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5cm" fo:min-width="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5cm" fo:min-width="1.3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16cm" fo:min-width="0.2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38cm" fo:min-width="0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86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01cm" fo:min-width="0.9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65cm" fo:min-width="2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paragraph-properties fo:text-align="center"/>
      <style:text-properties style:text-underline-style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5cm" svg:height="2.5cm" svg:x="2.2cm" svg:y="10.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.6cm" svg:x="7cm" svg:y="10.4cm">
          <text:p text:style-name="P1">A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5cm" svg:height="2.5cm" svg:x="11.6cm" svg:y="10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0.8cm" svg:x="2.5cm" svg:y="9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1cm" svg:height="0.8cm" svg:x="4.1cm" svg:y="9.1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0.8cm" svg:x="12cm" svg:y="9.2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1cm" svg:height="0.8cm" svg:x="13.6cm" svg:y="9.2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0.7cm" svg:y1="11.7cm" svg:x2="11.6cm" svg:y2="11.7cm">
          <text:p/>
        </draw:line>
        <draw:custom-shape draw:style-name="gr3" draw:text-style-name="P4" draw:layer="layout" svg:width="1.1cm" svg:height="0.8cm" svg:x="8.273cm" svg:y="9.2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cm" svg:y1="9.9cm" svg:x2="3cm" svg:y2="10.4cm">
          <text:p/>
        </draw:line>
        <draw:line draw:style-name="gr5" draw:text-style-name="P5" draw:layer="layout" svg:x1="4.6cm" svg:y1="9.9cm" svg:x2="4.6cm" svg:y2="10.4cm">
          <text:p/>
        </draw:line>
        <draw:line draw:style-name="gr5" draw:text-style-name="P5" draw:layer="layout" svg:x1="8.8cm" svg:y1="10.4cm" svg:x2="8.8cm" svg:y2="10cm">
          <text:p/>
        </draw:line>
        <draw:line draw:style-name="gr5" draw:text-style-name="P5" draw:layer="layout" svg:x1="12.5cm" svg:y1="10.5cm" svg:x2="12.5cm" svg:y2="10cm">
          <text:p/>
        </draw:line>
        <draw:line draw:style-name="gr5" draw:text-style-name="P5" draw:layer="layout" svg:x1="14.1cm" svg:y1="10.5cm" svg:x2="14.1cm" svg:y2="10cm">
          <text:p/>
        </draw:line>
        <draw:custom-shape draw:style-name="gr6" draw:text-style-name="P2" draw:layer="layout" svg:width="0.6cm" svg:height="0.9cm" svg:x="8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.5cm" svg:height="2.5cm" svg:x="2.2cm" svg:y="15.2cm">
          <text:p text:style-name="P1"><text:span text:style-name="T1">a</text:span> b c 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11.7cm" svg:y="15.3cm">
          <text:p text:style-name="P1"><text:span text:style-name="T1">d</text:span> e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2cm" svg:height="0.962cm" svg:x="3.5cm" svg:y="14.1cm">
          <draw:text-box>
            <text:p>A</text:p>
          </draw:text-box>
        </draw:frame>
        <draw:frame draw:style-name="gr7" draw:text-style-name="P6" draw:layer="layout" svg:width="1.2cm" svg:height="0.962cm" svg:x="12.9cm" svg:y="14.238cm">
          <draw:text-box>
            <text:p>B</text:p>
          </draw:text-box>
        </draw:frame>
        <draw:frame draw:style-name="gr8" draw:text-style-name="P7" draw:layer="layout" svg:width="1.5cm" svg:height="1.111cm" svg:x="6.1cm" svg:y="15.5cm">
          <draw:text-box>
            <text:p><text:span text:style-name="T2">d</text:span></text:p>
          </draw:text-box>
        </draw:frame>
        <draw:line draw:style-name="gr5" draw:text-style-name="P5" draw:layer="layout" svg:x1="7cm" svg:y1="11.7cm" svg:x2="5.7cm" svg:y2="11.7cm">
          <text:p/>
        </draw:line>
        <draw:line draw:style-name="gr4" draw:text-style-name="P5" draw:layer="layout" svg:x1="5.7cm" svg:y1="16.5cm" svg:x2="11.7cm" svg:y2="16.5cm">
          <text:p/>
        </draw:line>
        <draw:custom-shape draw:style-name="gr9" draw:text-style-name="P2" draw:layer="layout" svg:width="2.899cm" svg:height="2.101cm" svg:x="7.401cm" svg:y="10.7cm">
          <text:p text:style-name="P1">A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2.9cm" svg:height="1.9cm" svg:x="2.5cm" svg:y="10.7cm">
          <text:p text:style-name="P1">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1:15:45.384480966</meta:creation-date>
    <dc:date>2018-11-05T21:43:32.634397068</dc:date>
    <meta:editing-duration>PT24M11S</meta:editing-duration>
    <meta:editing-cycles>30</meta:editing-cycles>
    <meta:generator>LibreOffice/5.1.6.2$Linux_X86_64 LibreOffice_project/10m0$Build-2</meta:generator>
    <meta:document-statistic meta:object-count="24"/>
  </office:meta>
</office:document-meta>
</file>